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FrutigerNextLT Light" svg:font-family="'FrutigerNextLT Light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2">
      <style:paragraph-properties fo:text-align="justify" style:justify-single-word="false" style:snap-to-layout-grid="false"/>
      <style:text-properties style:font-name="Arial" style:text-underline-style="none" fo:font-weight="normal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bold" style:font-name-asian="Tahoma" style:font-size-asian="12pt" style:font-weight-asian="bold" style:font-name-complex="Tahoma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 style:snap-to-layout-gri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left="2.501cm" fo:margin-right="0cm" fo:text-indent="-0.635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/>
      <style:text-properties style:font-name="Arial" fo:font-size="12pt" style:font-name-asian="Tahoma" style:font-size-asian="12pt" style:font-name-complex="Tahoma" style:font-size-complex="12pt"/>
    </style:style>
    <style:style style:name="P15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/>
      <style:text-properties style:font-name="Arial" fo:font-size="12pt" style:font-size-asian="12pt" style:font-size-complex="12pt"/>
    </style:style>
    <style:style style:name="P16" style:family="paragraph" style:parent-style-name="Standard" style:list-style-name="L4">
      <style:paragraph-properties fo:margin-top="0cm" fo:margin-bottom="0cm" fo:text-align="start" style:justify-single-word="false" style:text-autospace="none" style:writing-mode="lr-tb"/>
    </style:style>
    <style:style style:name="P17" style:family="paragraph" style:parent-style-name="Formatvorlage_20_Humnst777_20_Lt_20_BT_20_11_20_pt_20_Block" style:list-style-name="L2">
      <style:paragraph-properties fo:text-align="justify" style:justify-single-word="false" style:snap-to-layout-grid="false"/>
      <style:text-properties style:font-name="Arial" style:text-underline-style="none" fo:font-weight="normal" style:font-weight-asian="normal" style:font-name-complex="Arial" style:font-weight-complex="normal"/>
    </style:style>
    <style:style style:name="P18" style:family="paragraph" style:parent-style-name="Formatvorlage_20_Humnst777_20_Lt_20_BT_20_11_20_pt_20_Block">
      <style:paragraph-properties fo:text-align="justify" style:justify-single-word="false" style:snap-to-layout-gri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-complex="Arial"/>
    </style:style>
    <style:style style:name="T2" style:family="text">
      <style:text-properties fo:font-size="10pt" style:font-name-asian="Tahoma" style:font-size-asian="10pt" style:font-name-complex="Tahoma" style:font-size-complex="10pt"/>
    </style:style>
    <style:style style:name="T3" style:family="text">
      <style:text-properties style:font-name-asian="Tahoma" style:font-name-complex="Tahoma"/>
    </style:style>
    <style:style style:name="T4" style:family="text">
      <style:text-properties style:font-name="Arial" fo:font-size="12pt" style:font-name-asian="Tahoma" style:font-size-asian="12pt" style:font-name-complex="Tahoma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bsatzmöglichkeiten</text:p>
      <text:p text:style-name="P6"/>
      <text:list xml:id="list8688994931711044889" text:style-name="L3">
        <text:list-item>
          <text:p text:style-name="P7">Absatzmarkt Internet</text:p>
          <text:list>
            <text:list-item>
              <text:p text:style-name="P7">von nahezu überall auf der Welt erreichbar</text:p>
            </text:list-item>
          </text:list>
        </text:list-item>
        <text:list-item>
          <text:p text:style-name="P7">Applikation <text:s/>auf englisch um dem Potenzial des Marktes gerecht zu werden </text:p>
          <text:list>
            <text:list-item>
              <text:p text:style-name="P7">ermöglicht die Verbreitung auch im Ausland</text:p>
            </text:list-item>
          </text:list>
        </text:list-item>
      </text:list>
      <text:list xml:id="list7355542669320357154" text:style-name="L1">
        <text:list-item>
          <text:p text:style-name="P8">bessere Verbreitung durch Suchmaschinen Optimierung</text:p>
        </text:list-item>
        <text:list-item>
          <text:p text:style-name="P13">Google Adwords</text:p>
        </text:list-item>
        <text:list-item>
          <text:p text:style-name="P13">Seite für Suchmaschinen optimieren</text:p>
        </text:list-item>
        <text:list-item>
          <text:p text:style-name="P8">Anbindung zu bekannten „Sozial Media“ Webseiten (z. B. „Facebook Like-Button“) </text:p>
        </text:list-item>
        <text:list-item>
          <text:p text:style-name="P8">Premium Version für Nutzung im vollen Umfang/für gewerbliche Zwecke</text:p>
        </text:list-item>
        <text:list-item>
          <text:p text:style-name="P8">spätere Zielgruppen Erweiterung durch zusätzliche Module möglich</text:p>
        </text:list-item>
        <text:list-item>
          <text:p text:style-name="P8">Mund zu Mund Propaganda (Empfehlungen)</text:p>
        </text:list-item>
      </text:list>
      <text:p text:style-name="P6"/>
      <text:p text:style-name="P6"/>
      <text:p text:style-name="P9">Zielgruppen</text:p>
      <text:p text:style-name="P14">Das Zeitmanagement ist gerade in der heutigen Zeit ein immer wichtigeres Thema. </text:p>
      <text:p text:style-name="P15"><text:span text:style-name="T3">Dies gilt nicht nur im Beruf, sondern auch im privaten Bereich, insbesondere ist es wichtig <text:s/>offene Zeitressourcen zu erkennen um diese sinnvoll nutzen zu können. Daher umfasst unsere Zielgruppe geschlechtsneutral alle Privatpersonen (Business-to-Customer) die Bedarf an einer Verbesserung ihres Zeitmanagements haben und im Besitz eines internetfähigen Personal Computers (PC, Tablet, Laptop) bzw. Smartphones sind, mit entsprechendem Internetzugang und Browser.</text:span></text:p>
      <text:list xml:id="list5592536662401747949" text:style-name="L2">
        <text:list-header>
          <text:p text:style-name="P12"><text:span text:style-name="T3"/></text:p>
        </text:list-header>
      </text:list>
      <text:p text:style-name="P10"><text:span text:style-name="T3">Risiken einschätzen</text:span></text:p>
      <text:p text:style-name="P10"><text:span text:style-name="T3"/></text:p>
      <text:list xml:id="list1284979881132518997" text:style-name="L4">
        <text:list-item>
          <text:p text:style-name="P16"><text:span text:style-name="T4">Überschätzung der Marktes</text:span></text:p>
          <text:list>
            <text:list-item>
              <text:p text:style-name="P16"><text:span text:style-name="T4">Die Zielgruppe ist wesentlich kleiner als erwartet</text:span></text:p>
            </text:list-item>
            <text:list-item>
              <text:p text:style-name="P16"><text:span text:style-name="T4">Markt ist gesättigt, einige wenige Brands beherrschen des Markt (z.B Evernote)</text:span></text:p>
            </text:list-item>
            <text:list-item>
              <text:p text:style-name="P16"><text:span text:style-name="T4">technische Änderungen führen zu einem Rückgang von Webapplikation worunter deren Beliebtheit leidet (unwahrscheinlich)</text:span></text:p>
            </text:list-item>
          </text:list>
        </text:list-item>
      </text:list>
      <text:p text:style-name="P14"/>
      <text:list xml:id="list39299697" text:continue-numbering="true" text:style-name="L4">
        <text:list-item>
          <text:p text:style-name="P16"><text:span text:style-name="T4">Unterschätzung der Konkurrenz</text:span></text:p>
          <text:list>
            <text:list-item>
              <text:p text:style-name="P16"><text:span text:style-name="T4">Konkurrenzprodukte habe eine zu starke Position auf dem Markt und können nicht verdrängt werden</text:span></text:p>
            </text:list-item>
            <text:list-item>
              <text:p text:style-name="P16"><text:span text:style-name="T4">Konkurrenz bringt schneller Innovationen auf den Markt und kann schneller auf veränderte Useranforderungen reagieren</text:span></text:p>
            </text:list-item>
            <text:list-item>
              <text:p text:style-name="P16"><text:span text:style-name="T4">Konkurrenz hat wesentlich mehr Geld zur Verfügung um ihre Marktposition zu sichern z.B. durch teure und aufwendige TV-Werbung etc.</text:span></text:p>
            </text:list-item>
          </text:list>
        </text:list-item>
      </text:list>
      <text:p text:style-name="P14"/>
      <text:list xml:id="list39313116" text:continue-numbering="true" text:style-name="L4">
        <text:list-item>
          <text:p text:style-name="P16"><text:span text:style-name="T4">Anforderungen des Marketings an die Programmierer können nicht (rechtzeitig) umgesetzt werden <text:s/></text:span></text:p>
          <text:list>
            <text:list-item>
              <text:p text:style-name="P16"><text:span text:style-name="T4">kurzfristige Änderungswünsche können nicht zeitgerecht bereitgestellt/ausgeliefert werden </text:span></text:p>
              <text:list>
                <text:list-item>
                  <text:p text:style-name="P16"><text:span text:style-name="T4">z.B. OnPage, SEO-Maßnahmen, Layoutveränderungen usw.</text:span></text:p>
                </text:list-item>
              </text:list>
            </text:list-item>
          </text:list>
        </text:list-item>
      </text:list>
      <text:p text:style-name="P18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FrutigerNextLT Light" svg:font-family="'FrutigerNextLT Light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529cm" fo:text-align="justify" style:justify-single-word="false"/>
      <style:text-properties style:font-name="FrutigerNextLT Light" fo:font-size="11pt" style:font-size-asian="11pt" style:font-name-complex="FrutigerNextLT Ligh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0:04:14.57</meta:creation-date>
    <dc:date>2014-04-06T19:14:50.67</dc:date>
    <meta:editing-duration>PT59M50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27" meta:word-count="272" meta:character-count="2016"/>
  </office:meta>
</office:document-meta>
</file>